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8F5CD55FF346DF7C67.png" manifest:media-type="image/png"/>
  <manifest:file-entry manifest:full-path="Pictures/10000201000005560000028F60BC79BC215ADC25.png" manifest:media-type="image/png"/>
  <manifest:file-entry manifest:full-path="Pictures/10000201000005560000028F941BF5C4A1485433.png" manifest:media-type="image/png"/>
  <manifest:file-entry manifest:full-path="Pictures/100002010000025800000176EA5B4EDEE204F6A4.png" manifest:media-type="image/png"/>
  <manifest:file-entry manifest:full-path="Pictures/10000201000002580000012F3BC6C922E048B990.png" manifest:media-type="image/png"/>
  <manifest:file-entry manifest:full-path="Pictures/10000000000003D00000023F6B475EEBF15AD7AF.png" manifest:media-type="image/png"/>
  <manifest:file-entry manifest:full-path="Pictures/10000201000002C8000000F6B9A18B49D417F709.png" manifest:media-type="image/png"/>
  <manifest:file-entry manifest:full-path="Pictures/100002010000013F000000E0F9169F4E16B204BC.png" manifest:media-type="image/png"/>
  <manifest:file-entry manifest:full-path="Pictures/10000000000002F000000022299043CB8313294B.png" manifest:media-type="image/png"/>
  <manifest:file-entry manifest:full-path="Pictures/100002010000120B000005787D4A561B8B9718F5.png" manifest:media-type="image/png"/>
  <manifest:file-entry manifest:full-path="Pictures/10000201000001AF000000BFE45BE5243B0719E0.png" manifest:media-type="image/png"/>
  <manifest:file-entry manifest:full-path="Pictures/100002010000030D00000232D1723486D9005862.png" manifest:media-type="image/png"/>
  <manifest:file-entry manifest:full-path="Pictures/10000201000002B400000150A26B407CFCAE15F2.png" manifest:media-type="image/png"/>
  <manifest:file-entry manifest:full-path="Pictures/1000020100000258000000BFD563A722027DE85A.png" manifest:media-type="image/png"/>
  <manifest:file-entry manifest:full-path="Pictures/10000201000001C20000008787B922DE300B9F6B.png" manifest:media-type="image/png"/>
  <manifest:file-entry manifest:full-path="Pictures/10000000000004EA0000025CC1D438C7CC837BF6.png" manifest:media-type="image/png"/>
  <manifest:file-entry manifest:full-path="Pictures/10000000000002F00000003DC8C064A04603C02E.png" manifest:media-type="image/png"/>
  <manifest:file-entry manifest:full-path="Pictures/10000000000004B500000265DDACD5A384AA4C4A.png" manifest:media-type="image/png"/>
  <manifest:file-entry manifest:full-path="Pictures/10000201000005560000028F18192009BB7BF1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odulacja Delta-Sigma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draw:frame draw:style-name="gr2" draw:text-style-name="P3" draw:layer="layout" svg:width="8.439cm" svg:height="5.926cm" svg:x="1.361cm" svg:y="8.274cm">
          <draw:image xlink:href="Pictures/100002010000013F000000E0F9169F4E16B204BC.png" xlink:type="simple" xlink:show="embed" xlink:actuate="onLoad" loext:mime-type="image/png">
            <text:p/>
          </draw:image>
        </draw:frame>
        <draw:frame draw:style-name="gr2" draw:text-style-name="P3" draw:layer="layout" svg:width="18.837cm" svg:height="6.508cm" svg:x="8.4cm" svg:y="1.2cm">
          <draw:image xlink:href="Pictures/10000201000002C8000000F6B9A18B49D417F7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3" draw:layer="layout" svg:width="15.874cm" svg:height="5.053cm" svg:x="0.926cm" svg:y="1.347cm">
          <draw:image xlink:href="Pictures/1000020100000258000000BFD563A722027DE85A.png" xlink:type="simple" xlink:show="embed" xlink:actuate="onLoad" loext:mime-type="image/png">
            <text:p/>
          </draw:image>
        </draw:frame>
        <draw:frame draw:style-name="gr2" draw:text-style-name="P3" draw:layer="layout" svg:width="15.874cm" svg:height="9.894cm" svg:x="11.526cm" svg:y="4.906cm">
          <draw:image xlink:href="Pictures/100002010000025800000176EA5B4EDEE204F6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3" draw:layer="layout" svg:width="15.874cm" svg:height="8.016cm" svg:x="6.326cm" svg:y="3.584cm">
          <draw:image xlink:href="Pictures/10000201000002580000012F3BC6C922E048B9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3" draw:layer="layout" svg:width="11.403cm" svg:height="5.053cm" svg:x="9cm" svg:y="1.147cm">
          <draw:image xlink:href="Pictures/10000201000001AF000000BFE45BE5243B0719E0.png" xlink:type="simple" xlink:show="embed" xlink:actuate="onLoad" loext:mime-type="image/png">
            <text:p/>
          </draw:image>
        </draw:frame>
        <draw:frame draw:style-name="gr2" draw:text-style-name="P3" draw:layer="layout" svg:width="24.6cm" svg:height="7.455cm" svg:x="2.8cm" svg:y="6.6cm">
          <draw:image xlink:href="Pictures/100002010000120B000005787D4A561B8B9718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3" draw:layer="layout" svg:width="18.308cm" svg:height="8.889cm" svg:x="5.092cm" svg:y="3.111cm">
          <draw:image xlink:href="Pictures/10000201000002B400000150A26B407CFCAE1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6.904cm" svg:height="8.07cm" svg:x="0.609cm" svg:y="3.53cm">
          <draw:image xlink:href="Pictures/10000201000001C20000008787B922DE300B9F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2.489cm" svg:height="11.44cm" svg:x="2.911cm" svg:y="2.2cm">
          <draw:image xlink:href="Pictures/10000000000004B500000265DDACD5A384AA4C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5.089cm" svg:height="12.045cm" svg:x="1.6cm" svg:y="2cm">
          <draw:image xlink:href="Pictures/10000000000004EA0000025CC1D438C7CC837B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17.232cm" svg:height="12.4cm" svg:x="5.8cm" svg:y="1.6cm">
          <draw:image xlink:href="Pictures/100002010000030D00000232D1723486D90058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2.6cm" svg:height="13.315cm" svg:x="2.8cm" svg:y="1cm">
          <draw:image xlink:href="Pictures/10000000000003D00000023F6B475EEBF15AD7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4.992cm" svg:height="11.983cm" svg:x="1.4cm" svg:y="1.817cm">
          <draw:image xlink:href="Pictures/10000201000005560000028F18192009BB7BF1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4.8cm" svg:height="11.891cm" svg:x="1.6cm" svg:y="1.8cm">
          <draw:image xlink:href="Pictures/10000201000005560000028F941BF5C4A14854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6.748cm" svg:height="12.825cm" svg:x="0.4cm" svg:y="1.775cm">
          <draw:image xlink:href="Pictures/10000201000005560000028F60BC79BC215ADC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5.999cm" svg:height="12.466cm" svg:x="0.601cm" svg:y="1.8cm">
          <draw:image xlink:href="Pictures/10000201000005560000028F5CD55FF346DF7C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2:33:39.567925414</meta:creation-date>
    <meta:editing-duration>PT4H20M10S</meta:editing-duration>
    <meta:editing-cycles>8</meta:editing-cycles>
    <meta:generator>LibreOffice/6.1.2.1$Linux_X86_64 LibreOffice_project/10$Build-1</meta:generator>
    <dc:title>Classy Red</dc:title>
    <dc:date>2018-11-29T20:32:37.708009189</dc:date>
    <meta:document-statistic meta:object-count="96"/>
  </office:meta>
</office:document-meta>
</file>